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Text_20_body">
      <style:text-properties fo:font-size="12pt" officeooo:rsid="00101d06" officeooo:paragraph-rsid="00101d06" style:font-size-asian="10.5pt" style:font-size-complex="12pt"/>
    </style:style>
    <style:style style:name="P2" style:family="paragraph" style:parent-style-name="Text_20_body">
      <style:text-properties officeooo:paragraph-rsid="0021e1e8"/>
    </style:style>
    <style:style style:name="P3" style:family="paragraph" style:parent-style-name="Text_20_body">
      <style:text-properties officeooo:rsid="00237ed3" officeooo:paragraph-rsid="00237ed3"/>
    </style:style>
    <style:style style:name="P4" style:family="paragraph" style:parent-style-name="Title">
      <style:text-properties officeooo:rsid="00101d06" officeooo:paragraph-rsid="00101d06"/>
    </style:style>
    <style:style style:name="P5" style:family="paragraph" style:parent-style-name="Text_20_body" style:list-style-name="L1">
      <style:paragraph-properties fo:text-align="justify" style:justify-single-word="false"/>
      <style:text-properties officeooo:rsid="0012038d" officeooo:paragraph-rsid="00101d06"/>
    </style:style>
    <style:style style:name="P6" style:family="paragraph" style:parent-style-name="Text_20_body" style:list-style-name="L1">
      <style:paragraph-properties fo:text-align="justify" style:justify-single-word="false"/>
      <style:text-properties officeooo:rsid="0012038d" officeooo:paragraph-rsid="0012038d"/>
    </style:style>
    <style:style style:name="P7" style:family="paragraph" style:parent-style-name="Text_20_body" style:list-style-name="L1">
      <style:paragraph-properties fo:text-align="justify" style:justify-single-word="false"/>
      <style:text-properties officeooo:rsid="00138f18" officeooo:paragraph-rsid="00138f18"/>
    </style:style>
    <style:style style:name="P8" style:family="paragraph" style:parent-style-name="Text_20_body">
      <style:paragraph-properties fo:text-align="justify" style:justify-single-word="false"/>
      <style:text-properties officeooo:rsid="00138f18" officeooo:paragraph-rsid="00138f18"/>
    </style:style>
    <style:style style:name="P9" style:family="paragraph" style:parent-style-name="Text_20_body">
      <style:text-properties fo:font-weight="normal" officeooo:rsid="001bc06b" officeooo:paragraph-rsid="001bc06b" style:font-weight-asian="normal" style:font-weight-complex="normal"/>
    </style:style>
    <style:style style:name="P10" style:family="paragraph" style:parent-style-name="Text_20_body">
      <style:text-properties officeooo:rsid="0015be04" officeooo:paragraph-rsid="001bc06b"/>
    </style:style>
    <style:style style:name="P11" style:family="paragraph" style:parent-style-name="Text_20_body">
      <style:text-properties officeooo:rsid="0024b402" officeooo:paragraph-rsid="0024b402"/>
    </style:style>
    <style:style style:name="P12" style:family="paragraph" style:parent-style-name="Heading_20_2">
      <style:text-properties officeooo:rsid="00101d06" officeooo:paragraph-rsid="00101d06"/>
    </style:style>
    <style:style style:name="P13" style:family="paragraph" style:parent-style-name="Heading_20_2">
      <style:text-properties officeooo:rsid="0015be04" officeooo:paragraph-rsid="0015be04"/>
    </style:style>
    <style:style style:name="P14" style:family="paragraph" style:parent-style-name="Heading_20_2">
      <style:text-properties officeooo:rsid="0021e1e8" officeooo:paragraph-rsid="0021e1e8"/>
    </style:style>
    <style:style style:name="P15" style:family="paragraph" style:parent-style-name="Heading_20_2">
      <style:text-properties officeooo:rsid="0024b402" officeooo:paragraph-rsid="0024b402"/>
    </style:style>
    <style:style style:name="T1" style:family="text">
      <style:text-properties officeooo:rsid="00101d06"/>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fo:font-weight="normal" officeooo:rsid="001ca904" style:font-style-asian="italic" style:font-weight-asian="normal" style:font-style-complex="italic" style:font-weight-complex="normal"/>
    </style:style>
    <style:style style:name="T5" style:family="text">
      <style:text-properties fo:font-style="italic" fo:font-weight="normal" officeooo:rsid="001d356c" style:font-style-asian="italic" style:font-weight-asian="normal" style:font-style-complex="italic" style:font-weight-complex="normal"/>
    </style:style>
    <style:style style:name="T6" style:family="text">
      <style:text-properties fo:font-weight="bold" style:font-weight-asian="bold" style:font-weight-complex="bold"/>
    </style:style>
    <style:style style:name="T7" style:family="text">
      <style:text-properties fo:font-weight="bold" officeooo:rsid="00138f18" style:font-weight-asian="bold" style:font-weight-complex="bold"/>
    </style:style>
    <style:style style:name="T8" style:family="text">
      <style:text-properties fo:font-weight="bold" officeooo:rsid="001bc06b" style:font-weight-asian="bold" style:font-weight-complex="bold"/>
    </style:style>
    <style:style style:name="T9" style:family="text">
      <style:text-properties fo:font-weight="normal" style:font-weight-asian="normal" style:font-weight-complex="normal"/>
    </style:style>
    <style:style style:name="T10" style:family="text">
      <style:text-properties fo:font-weight="normal" officeooo:rsid="00138f18" style:font-weight-asian="normal" style:font-weight-complex="normal"/>
    </style:style>
    <style:style style:name="T11" style:family="text">
      <style:text-properties fo:font-weight="normal" officeooo:rsid="001bc06b" style:font-weight-asian="normal" style:font-weight-complex="normal"/>
    </style:style>
    <style:style style:name="T12" style:family="text">
      <style:text-properties fo:font-weight="normal" officeooo:rsid="0024b402" style:font-weight-asian="normal" style:font-weight-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normal" fo:font-weight="normal" officeooo:rsid="001e57fe" style:font-style-asian="normal" style:font-weight-asian="normal" style:font-style-complex="normal" style:font-weight-complex="normal"/>
    </style:style>
    <style:style style:name="T15" style:family="text">
      <style:text-properties officeooo:rsid="001700c9"/>
    </style:style>
    <style:style style:name="T16" style:family="text">
      <style:text-properties officeooo:rsid="0021e1e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Noter</text:p>
      <text:p text:style-name="P1"/>
      <text:h text:style-name="P12" text:outline-level="2">State management</text:h>
      <text:p text:style-name="Text_20_body">Når det kommer til state management i Vue kan det deles op i 3 forskellige grupper. </text:p>
      <text:list xml:id="list3297130509" text:style-name="L1">
        <text:list-item>
          <text:p text:style-name="P5">Ikke specielt gode måde er at lave nestede callback fra parrent til child tilbage til parrent og så ud til anden child component der skal bruge dataene. Denne løsning er ikke særlig god og bør kun bruges til meget små projekter.</text:p>
        </text:list-item>
        <text:list-item>
          <text:p text:style-name="P6">En <text:span text:style-name="T2">event bus</text:span><text:span text:style-name="T4">(Minder om Angular </text:span><text:span text:style-name="T5">Services</text:span><text:span text:style-name="T5"><text:note text:id="ftn1" text:note-class="footnote"><text:note-citation/><text:note-body><text:p text:style-name="Footnote"><text:a xlink:type="simple" xlink:href="https://angular.io/tutorial/toh-pt4" text:style-name="Internet_20_link" text:visited-style-name="Visited_20_Internet_20_Link">https://angular.io/tutorial/toh-pt4</text:a></text:p></text:note-body></text:note></text:span><text:span text:style-name="T4">)</text:span> kan bruges til at sende data til og hente data fra, men problemet her er at den hurtigt bliver stor og sværd at holde styr på. Det er heller ikke nemt at tracke dataene mens de flyttes rundt. Data kan sendes til bus med <text:span text:style-name="T7">$emit()</text:span><text:span text:style-name="T10"> og hentes med </text:span><text:span text:style-name="T7">$on</text:span><text:span text:style-name="T10">. Denne løsning er OK til medium projekter. </text:span><text:span text:style-name="T12">Uden en bus kan der stadig emittes men det tillader ikke at søskende komponenter kommunikerer sammen direkte. </text:span></text:p>
        </text:list-item>
        <text:list-item>
          <text:p text:style-name="P7"><text:span text:style-name="T9">Til slut kan man vha. Vuex lave en generel </text:span><text:span text:style-name="T3">store</text:span><text:span text:style-name="T13"> hvor dataene kan sendes igennem. Denne løsning er bedste til medium til store projekter. </text:span><text:span text:style-name="T14">Dette sikre også en Single Source of Truth så der ikke kan komme fraktion i dataene el.lign.</text:span></text:p>
        </text:list-item>
      </text:list>
      <text:p text:style-name="P8"><text:span text:style-name="T14"/></text:p>
      <text:h text:style-name="P13" text:outline-level="2">File saparation of the store</text:h>
      <text:p text:style-name="P10">Når der laves støre projekter i Vue kan det meget hurtigt ende med at ens Vuex store fil bliver stor og uoverskuelig. For at skabe en <text:span text:style-name="T15">slank struktur, kan man med fordel, dele sit projekt op i mindre specifikke dele der kun har 1 ansvarsområde. F.eks. kan kan lave </text:span><text:span text:style-name="T8">moduler</text:span><text:span text:style-name="T11"> der kan have </text:span><text:span text:style-name="T8">[Actions, Getters &amp; mutations]</text:span><text:span text:style-name="T11">. Modulet kan så importeres i den centrale store. Udover moduler kan man helt spillet ansvarsområdet for hver del(</text:span><text:span text:style-name="T8">Actions, Getters &amp; mutations</text:span><text:span text:style-name="T11">) til hver sin fil. Det er også mulig at gøre det samme til hvert modul hvis den enkelte modulfil bliver for stor.</text:span></text:p>
      <text:p text:style-name="P10"><text:span text:style-name="T11"/></text:p>
      <text:h text:style-name="P15" text:outline-level="2">Huske noter</text:h>
      <text:p text:style-name="P11">Inden for Vuex kunne det være en god idé også at skrive om <text:span text:style-name="T2">Modules</text:span><text:span text:style-name="T13">.</text:span></text:p>
      <text:p text:style-name="P9"/>
      <text:h text:style-name="P14" text:outline-level="2">svar fra vejledning</text:h>
      <text:p text:style-name="P2">værd konkret o<text:span text:style-name="T16">m</text:span>kring hvad det er Vue har taget fra andre frameworks.</text:p>
      <text:p text:style-name="P2"><text:soft-page-break/>Billeder er foretrukket når arbejdet skal beskrives.</text:p>
      <text:p text:style-name="P2">Man behøves ikke beskrive brugen af en kilde.</text:p>
      <text:p text:style-name="P3">Hvis din synopsis skal bruges som studiemateriale i fremtiden skal der skrives en eksplicit tilladels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Caladea" svg:font-family="Caladea" style:font-adornments="Regular" style:font-family-generic="roman" style:font-pitch="variable"/>
    <style:font-face style:name="Liberation Serif" svg:font-family="'Liberation Serif'" style:font-family-generic="roman" style:font-pitch="variable"/>
    <style:font-face style:name="Carlito" svg:font-family="Carlito" style:font-adornments="Regular"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none" fo:country="none" style:letter-kerning="true" style:font-name-asian="Source Han Sans CN Regular" style:font-size-asian="10.5pt" style:language-asian="none" style:country-asian="none" style:font-name-complex="Lohit Devanagari"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writing-mode="pag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fo:text-transform="uppercase" style:font-name="Caladea" fo:font-family="Caladea" style:font-style-name="Regular" style:font-family-generic="roman"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fo:font-size="11pt" officeooo:rsid="00101d06" style:font-size-asian="10.5pt"/>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fo:padding="0.049cm" fo:border-left="none" fo:border-right="none" fo:border-top="0.74pt solid #000000" fo:border-bottom="0.74pt solid #000000"/>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variant="small-cap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padding="0.049cm" fo:border-left="none" fo:border-right="none" fo:border-top="none" fo:border-bottom="0.26pt solid #000000"/>
      <style:text-properties fo:font-size="130%" fo:font-weight="normal" style:font-size-asian="130%" style:font-weight-asian="normal" style:font-size-complex="130%" style:font-weight-complex="normal"/>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normal" style:font-size-asian="115%" style:font-weight-asian="normal" style:font-size-complex="115%" style:font-weight-complex="normal"/>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normal" style:font-size-asian="101%" style:font-weight-asian="normal" style:font-size-complex="101%" style:font-weight-complex="normal"/>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normal" style:font-size-asian="95%" style:font-style-asian="italic" style:font-weight-asian="normal" style:font-size-complex="95%" style:font-style-complex="italic" style:font-weight-complex="normal"/>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normal" style:font-size-asian="85%" style:font-weight-asian="normal" style:font-size-complex="85%" style:font-weight-complex="normal"/>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normal" style:font-size-asian="85%" style:font-style-asian="italic" style:font-weight-asian="normal" style:font-size-complex="85%" style:font-style-complex="italic" style:font-weight-complex="normal"/>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normal" style:font-size-asian="80%" style:font-weight-asian="normal" style:font-size-complex="80%" style:font-weight-complex="normal"/>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normal" style:font-size-asian="80%" style:font-style-asian="italic" style:font-weight-asian="normal" style:font-size-complex="80%" style:font-style-complex="italic" style:font-weight-complex="normal"/>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normal" style:font-size-asian="75%" style:font-weight-asian="normal" style:font-size-complex="75%" style:font-weight-complex="normal"/>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101d0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tab/><text:tab/><text:span text:style-name="MT1">Side </text:span><text:page-number text:select-page="current">2</text:page-number><text:s/><text:span text:style-name="MT1">af </text:span><text:span text:style-name="MT1"><text:page-count>2</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1T14:09:19.630860860</meta:creation-date>
    <dc:title>Modern</dc:title>
    <meta:generator>LibreOffice/6.2.3.2$Linux_X86_64 LibreOffice_project/20$Build-2</meta:generator>
    <meta:editing-duration>PT16M7S</meta:editing-duration>
    <meta:editing-cycles>10</meta:editing-cycles>
    <dc:date>2019-05-21T17:28:13.966822188</dc:date>
    <meta:document-statistic meta:table-count="0" meta:image-count="0" meta:object-count="0" meta:page-count="2" meta:paragraph-count="17" meta:word-count="354" meta:character-count="2022" meta:non-whitespace-character-count="1684"/>
  </office:meta>
</office:document-meta>
</file>